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-width="0.2cm" draw:marker-end-width="0.2cm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.2cm" draw:marker-end-width="0.2cm" draw:textarea-horizontal-align="justify" draw:textarea-vertical-align="middle" draw:auto-grow-height="false"/>
    </style:style>
    <style:style style:name="gr3" style:family="graphic" style:parent-style-name="standard">
      <style:graphic-properties draw:marker-start-width="0.2cm" draw:marker-end-width="0.2cm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start-width="0.2cm" draw:marker-end-width="0.2cm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marker-start="Line_20_Arrow" draw:marker-start-width="0.2cm" draw:marker-end="" draw:marker-end-width="0.2cm" draw:textarea-horizontal-align="center" draw:textarea-vertical-align="middle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-width="0.2cm" draw:marker-end-width="0.2cm" draw:fill="none" draw:fill-color="#ffffff" fo:min-height="0.667cm"/>
    </style:style>
    <style:style style:name="gr10" style:family="graphic" style:parent-style-name="standard">
      <style:graphic-properties svg:stroke-width="0.1cm" svg:stroke-color="#99ccff" draw:marker-start-width="0.35cm" draw:marker-end-width="0.35cm" draw:fill="none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/>
    </style:style>
    <style:style style:name="P5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2.334cm" svg:x="4.666cm" svg:y="3.666cm">
          <text:p text:style-name="P1">solescion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333cm" svg:height="3.666cm" svg:x="3cm" svg:y="6.666cm">
          <text:p text:style-name="P1">controll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33cm" svg:height="3.666cm" svg:x="11cm" svg:y="11cm">
          <text:p text:style-name="P1">view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67cm" svg:height="5.333cm" svg:x="3.333cm" svg:y="15.33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2" draw:id="id17" draw:layer="layout" svg:width="8cm" svg:height="1cm" svg:x="6cm" svg:y="8.666cm">
          <draw:glue-point draw:id="4" svg:x="-3.332cm" svg:y="5cm"/>
          <draw:glue-point draw:id="5" svg:x="-0.832cm" svg:y="5cm"/>
          <draw:glue-point draw:id="6" svg:x="-1.666cm" svg:y="5cm"/>
          <draw:glue-point draw:id="7" svg:x="1.25cm" svg:y="5cm"/>
          <draw:glue-point draw:id="8" svg:x="2.5cm" svg:y="5cm"/>
          <draw:glue-point draw:id="9" svg:x="4.167cm" svg:y="5cm"/>
          <draw:glue-point draw:id="10" svg:x="-3.332cm" svg:y="-5cm"/>
          <text:p text:style-name="P2">gameloop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333cm" svg:height="1cm" svg:x="9cm" svg:y="16cm">
          <text:p text:style-name="P2">world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2cm" svg:height="1cm" svg:x="8cm" svg:y="17.666cm">
          <text:p text:style-name="P2">room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2cm" svg:height="1cm" svg:x="11.333cm" svg:y="17.666cm">
          <text:p text:style-name="P2">chun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667cm" svg:height="5cm" svg:x="3.333cm" svg:y="21.66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ymun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33cm" svg:height="3.666cm" svg:x="18cm" svg:y="11cm">
          <text:p text:style-name="P1">pyglet</text:p>
          <draw:enhanced-geometry svg:viewBox="0 0 21600 21600" draw:type="rectangle" draw:enhanced-path="M 0 0 L 21600 0 21600 21600 0 21600 0 0 Z N"/>
        </draw:custom-shape>
        <draw:custom-shape draw:style-name="gr4" draw:text-style-name="P2" draw:id="id5" draw:layer="layout" svg:width="4cm" svg:height="1cm" svg:x="9cm" svg:y="22cm">
          <text:p text:style-name="P2">space</text:p>
          <draw:enhanced-geometry svg:viewBox="0 0 21600 21600" draw:type="rectangle" draw:enhanced-path="M 0 0 L 21600 0 21600 21600 0 21600 0 0 Z N"/>
        </draw:custom-shape>
        <draw:custom-shape draw:style-name="gr4" draw:text-style-name="P2" draw:id="id7" draw:layer="layout" svg:width="2cm" svg:height="1cm" svg:x="11.666cm" svg:y="23.666cm">
          <text:p text:style-name="P2">body</text:p>
          <draw:enhanced-geometry svg:viewBox="0 0 21600 21600" draw:type="rectangle" draw:enhanced-path="M 0 0 L 21600 0 21600 21600 0 21600 0 0 Z N"/>
        </draw:custom-shape>
        <draw:custom-shape draw:style-name="gr4" draw:text-style-name="P2" draw:id="id8" draw:layer="layout" svg:width="2cm" svg:height="1cm" svg:x="14.333cm" svg:y="23.666cm">
          <text:p text:style-name="P2">shape</text:p>
          <draw:enhanced-geometry svg:viewBox="0 0 21600 21600" draw:type="rectangle" draw:enhanced-path="M 0 0 L 21600 0 21600 21600 0 21600 0 0 Z N"/>
        </draw:custom-shape>
        <draw:custom-shape draw:style-name="gr4" draw:text-style-name="P2" draw:id="id9" draw:layer="layout" svg:width="2cm" svg:height="1cm" svg:x="12.999cm" svg:y="25.333cm">
          <text:p text:style-name="P2">circle</text:p>
          <draw:enhanced-geometry svg:viewBox="0 0 21600 21600" draw:type="rectangle" draw:enhanced-path="M 0 0 L 21600 0 21600 21600 0 21600 0 0 Z N"/>
        </draw:custom-shape>
        <draw:custom-shape draw:style-name="gr4" draw:text-style-name="P2" draw:id="id10" draw:layer="layout" svg:width="2cm" svg:height="1cm" svg:x="15.666cm" svg:y="25.333cm">
          <text:p text:style-name="P2">poly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666cm" svg:y1="17cm" svg:x2="10cm" svg:y2="18.166cm" draw:start-shape="id1" draw:start-glue-point="2" draw:end-shape="id2" draw:end-glue-point="1" svg:d="m10666 17000v1166h-666">
          <text:p/>
        </draw:connector>
        <draw:connector draw:style-name="gr6" draw:text-style-name="P3" draw:layer="layout" svg:x1="10.666cm" svg:y1="17cm" svg:x2="11.333cm" svg:y2="18.166cm" draw:start-shape="id1" draw:start-glue-point="2" draw:end-shape="id3" draw:end-glue-point="3" svg:d="m10666 17000v1166h667">
          <text:p/>
        </draw:connector>
        <draw:custom-shape draw:style-name="gr2" draw:text-style-name="P2" draw:id="id11" draw:layer="layout" svg:width="2cm" svg:height="1cm" svg:x="12.666cm" svg:y="19.333cm">
          <text:p text:style-name="P2">disc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2cm" svg:height="1cm" svg:x="15.333cm" svg:y="19.333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2cm" svg:height="1cm" svg:x="13.999cm" svg:y="17.666cm">
          <text:p text:style-name="P2">shard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3.333cm" svg:y1="18.166cm" svg:x2="13.999cm" svg:y2="18.166cm" draw:start-shape="id3" draw:start-glue-point="1" draw:end-shape="id4" draw:end-glue-point="3" svg:d="m13333 18166h666">
          <text:p/>
        </draw:connector>
        <draw:custom-shape draw:style-name="gr4" draw:text-style-name="P2" draw:id="id6" draw:layer="layout" svg:width="2cm" svg:height="1cm" svg:x="8.333cm" svg:y="23.666cm">
          <text:p text:style-name="P2">segm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1cm" svg:y1="23cm" svg:x2="10.333cm" svg:y2="24.166cm" draw:start-shape="id5" draw:start-glue-point="2" draw:end-shape="id6" draw:end-glue-point="1" svg:d="m11000 23000v1166h-667">
          <text:p/>
        </draw:connector>
        <draw:connector draw:style-name="gr6" draw:text-style-name="P3" draw:layer="layout" svg:x1="11cm" svg:y1="23cm" svg:x2="11.666cm" svg:y2="24.166cm" draw:start-shape="id5" draw:start-glue-point="2" draw:end-shape="id7" draw:end-glue-point="3" svg:d="m11000 23000v1166h666">
          <text:p/>
        </draw:connector>
        <draw:connector draw:style-name="gr6" draw:text-style-name="P3" draw:layer="layout" svg:x1="13.666cm" svg:y1="24.166cm" svg:x2="14.333cm" svg:y2="24.166cm" draw:start-shape="id7" draw:start-glue-point="1" draw:end-shape="id8" draw:end-glue-point="3" svg:d="m13666 24166h667">
          <text:p/>
        </draw:connector>
        <draw:connector draw:style-name="gr6" draw:text-style-name="P3" draw:layer="layout" svg:x1="13.666cm" svg:y1="24.166cm" svg:x2="14.333cm" svg:y2="24.166cm" draw:start-shape="id7" draw:start-glue-point="1" svg:d="m13666 24166h667">
          <text:p/>
        </draw:connector>
        <draw:connector draw:style-name="gr7" draw:text-style-name="P3" draw:layer="layout" svg:x1="15.333cm" svg:y1="24.666cm" svg:x2="14.999cm" svg:y2="25.833cm" draw:start-shape="id8" draw:start-glue-point="2" draw:end-shape="id9" draw:end-glue-point="1" svg:d="m15333 24666v1167h-334">
          <text:p/>
        </draw:connector>
        <draw:connector draw:style-name="gr7" draw:text-style-name="P3" draw:layer="layout" svg:x1="15.333cm" svg:y1="24.666cm" svg:x2="15.666cm" svg:y2="25.833cm" draw:start-shape="id8" draw:start-glue-point="2" draw:end-shape="id10" draw:end-glue-point="3" svg:d="m15333 24666v1167h333">
          <text:p/>
        </draw:connector>
        <draw:connector draw:style-name="gr7" draw:text-style-name="P3" draw:layer="layout" svg:x1="14.999cm" svg:y1="18.666cm" svg:x2="14.666cm" svg:y2="19.833cm" draw:start-shape="id4" draw:start-glue-point="2" draw:end-shape="id11" draw:end-glue-point="1" svg:d="m14999 18666v1167h-333">
          <text:p/>
        </draw:connector>
        <draw:connector draw:style-name="gr7" draw:text-style-name="P3" draw:layer="layout" svg:x1="14.999cm" svg:y1="18.666cm" svg:x2="15.333cm" svg:y2="19.833cm" draw:start-shape="id4" draw:start-glue-point="2" draw:end-shape="id12" draw:end-glue-point="3" svg:d="m14999 18666v1167h334">
          <text:p/>
        </draw:connector>
        <draw:custom-shape draw:style-name="gr2" draw:text-style-name="P2" draw:layer="layout" svg:width="2.667cm" svg:height="1cm" svg:x="3.666cm" svg:y="20cm">
          <text:p text:style-name="P2">PymunkAdaptor</text:p>
          <draw:enhanced-geometry svg:viewBox="0 0 21600 21600" draw:type="rectangle" draw:enhanced-path="M 0 0 L 21600 0 21600 21600 0 21600 0 0 Z N"/>
        </draw:custom-shape>
        <draw:custom-shape draw:style-name="gr2" draw:text-style-name="P2" draw:id="id14" draw:layer="layout" svg:width="2cm" svg:height="1cm" svg:x="8cm" svg:y="4.666cm">
          <text:p text:style-name="P2">options</text:p>
          <draw:enhanced-geometry svg:viewBox="0 0 21600 21600" draw:type="rectangle" draw:enhanced-path="M 0 0 L 21600 0 21600 21600 0 21600 0 0 Z N"/>
        </draw:custom-shape>
        <draw:custom-shape draw:style-name="gr2" draw:text-style-name="P2" draw:id="id13" draw:layer="layout" svg:width="2cm" svg:height="1cm" svg:x="5.333cm" svg:y="4.666cm">
          <draw:glue-point draw:id="4" svg:x="1.67cm" svg:y="1.66cm"/>
          <draw:glue-point draw:id="5" svg:x="-3.33cm" svg:y="5cm"/>
          <draw:glue-point draw:id="6" svg:x="3.335cm" svg:y="5cm"/>
          <text:p text:style-name="P2">application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cm" svg:y1="21cm" svg:x2="5cm" svg:y2="22.333cm">
          <text:p/>
        </draw:line>
        <draw:line draw:style-name="gr6" draw:text-style-name="P3" draw:layer="layout" svg:x1="5cm" svg:y1="19.999cm" svg:x2="5cm" svg:y2="19cm">
          <text:p/>
        </draw:line>
        <draw:connector draw:style-name="gr6" draw:text-style-name="P3" draw:layer="layout" svg:x1="7.333cm" svg:y1="5.166cm" svg:x2="8cm" svg:y2="5.166cm" draw:start-shape="id13" draw:start-glue-point="1" draw:end-shape="id14" draw:end-glue-point="3" svg:d="m7333 5166h667">
          <text:p/>
        </draw:connector>
        <draw:custom-shape draw:style-name="gr2" draw:text-style-name="P2" draw:id="id15" draw:layer="layout" svg:width="2cm" svg:height="1cm" svg:x="2cm" svg:y="4.666cm">
          <text:p text:style-name="P2">ru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4cm" svg:y1="5.166cm" svg:x2="5.333cm" svg:y2="5.166cm" draw:start-shape="id15" draw:start-glue-point="1" draw:end-shape="id13" draw:end-glue-point="3" svg:d="m4000 5166h1333">
          <text:p/>
        </draw:connector>
        <draw:custom-shape draw:style-name="gr2" draw:text-style-name="P2" draw:id="id16" draw:layer="layout" svg:width="2cm" svg:height="1cm" svg:x="9cm" svg:y="7.2cm">
          <text:p text:style-name="P2">input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0cm" svg:y1="8.2cm" svg:x2="10cm" svg:y2="8.666cm" draw:start-shape="id16" draw:start-glue-point="2" draw:end-shape="id17" draw:end-glue-point="0" svg:d="m10000 8200v466">
          <text:p/>
        </draw:connector>
        <draw:custom-shape draw:style-name="gr2" draw:text-style-name="P2" draw:id="id18" draw:layer="layout" svg:width="2cm" svg:height="1cm" svg:x="4cm" svg:y="16cm">
          <text:p text:style-name="P2">genesi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-0.833cm" svg:x1="6.333cm" svg:y1="5.666cm" svg:x2="7.335cm" svg:y2="8.666cm" draw:start-shape="id13" draw:start-glue-point="2" draw:end-shape="id17" draw:end-glue-point="10" svg:d="m6333 5666v667h1002v2333">
          <text:p/>
        </draw:connector>
        <draw:connector draw:style-name="gr6" draw:text-style-name="P3" draw:layer="layout" draw:line-skew="-4.5cm" svg:x1="6.333cm" svg:y1="5.666cm" svg:x2="5cm" svg:y2="16cm" draw:start-shape="id13" draw:start-glue-point="2" draw:end-shape="id18" draw:end-glue-point="0" svg:d="m6333 5666v667h-1333v9667">
          <text:p/>
        </draw:connector>
        <draw:line draw:style-name="gr6" draw:text-style-name="P3" draw:layer="layout" svg:x1="5cm" svg:y1="17cm" svg:x2="5cm" svg:y2="18cm">
          <text:p/>
        </draw:line>
        <draw:custom-shape draw:style-name="gr2" draw:text-style-name="P2" draw:id="id19" draw:layer="layout" svg:width="2cm" svg:height="1cm" svg:x="6.333cm" svg:y="16cm">
          <text:p text:style-name="P2">player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7.335cm" svg:y1="9.666cm" svg:x2="7.333cm" svg:y2="16cm" draw:start-shape="id17" draw:start-glue-point="4" draw:end-shape="id19" draw:end-glue-point="0" svg:d="m7335 9666v3167h-2v3167">
          <text:p text:style-name="P4">Apply inputs</text:p>
        </draw:connector>
        <draw:connector draw:style-name="gr6" draw:text-style-name="P3" draw:layer="layout" svg:x1="9cm" svg:y1="16.5cm" svg:x2="8.333cm" svg:y2="16.5cm" draw:start-shape="id1" draw:start-glue-point="3" draw:end-shape="id19" draw:end-glue-point="1" svg:d="m9000 16500h-667">
          <text:p/>
        </draw:connector>
        <draw:connector draw:style-name="gr6" draw:text-style-name="P3" draw:layer="layout" svg:x1="7.333cm" svg:y1="17cm" svg:x2="12.333cm" svg:y2="18.666cm" draw:start-shape="id19" draw:start-glue-point="2" draw:end-shape="id3" draw:end-glue-point="2" svg:d="m7333 17000v2166h5000v-500">
          <text:p/>
        </draw:connector>
        <draw:connector draw:style-name="gr8" draw:text-style-name="P4" draw:layer="layout" svg:x1="9.335cm" svg:y1="9.666cm" svg:x2="10.666cm" svg:y2="16cm" draw:start-shape="id17" draw:start-glue-point="5" draw:end-shape="id1" draw:end-glue-point="0" svg:d="m9335 9666v3167h1331v3167">
          <text:p text:style-name="P4">update</text:p>
        </draw:connector>
        <draw:frame draw:style-name="gr9" draw:text-style-name="P5" draw:layer="layout" svg:width="1.667cm" svg:height="1.047cm" svg:x="4.333cm" svg:y="13.619cm">
          <draw:text-box>
            <text:p text:style-name="P5"><text:span text:style-name="T1">create</text:span></text:p>
            <text:p text:style-name="P5"><text:span text:style-name="T1">level</text:span></text:p>
          </draw:text-box>
        </draw:frame>
        <draw:custom-shape draw:style-name="gr10" draw:text-style-name="P2" draw:layer="layout" svg:width="2cm" svg:height="1cm" svg:x="4cm" svg:y="7cm">
          <text:p text:style-name="P2">direc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2cm" svg:y="12.333cm">
          <text:p text:style-name="P2">genesi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4.666cm" svg:y="12.333cm">
          <text:p text:style-name="P2">render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1cm" draw:marker-start-center="false" draw:marker-end-width="0.1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nathan Hartley</meta:initial-creator>
    <meta:creation-date>2009-01-11T01:10:55</meta:creation-date>
    <dc:creator>Jonathan Hartley</dc:creator>
    <dc:date>2009-01-11T02:23:18</dc:date>
    <meta:editing-cycles>2</meta:editing-cycles>
    <meta:editing-duration>PT26M47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